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elvetica" style:font-name-complex="Helvetica"/>
    </style:style>
    <style:style style:name="P2" style:family="paragraph" style:parent-style-name="Standard">
      <style:text-properties style:font-name="Helvetica" fo:language="en" fo:country="US" style:language-asian="en" style:country-asian="US" style:font-name-complex="Helvetica" style:font-size-complex="10pt"/>
    </style:style>
    <style:style style:name="P3" style:family="paragraph" style:parent-style-name="Standard">
      <style:text-properties style:font-name="Helvetica" fo:font-size="10pt" style:font-size-asian="10pt" style:font-name-complex="Helvetica"/>
    </style:style>
    <style:style style:name="P4" style:family="paragraph" style:parent-style-name="Standard">
      <style:text-properties style:font-name="Helvetica" fo:font-size="10pt" style:font-name-asian="Helvetica" style:font-size-asian="10pt" style:font-name-complex="Helvetica"/>
    </style:style>
    <style:style style:name="P5" style:family="paragraph" style:parent-style-name="Standard">
      <style:text-properties fo:font-size="10pt" style:font-size-asian="10pt"/>
    </style:style>
    <style:style style:name="P6" style:family="paragraph" style:parent-style-name="Standard">
      <style:text-properties fo:font-size="8pt" style:font-size-asian="8pt"/>
    </style:style>
    <style:style style:name="P7" style:family="paragraph" style:parent-style-name="Standard">
      <style:text-properties fo:color="#000000" style:font-size-complex="10pt"/>
    </style:style>
    <style:style style:name="P8" style:family="paragraph" style:parent-style-name="Standard">
      <style:text-properties fo:color="#000000" style:font-name="Helvetica" style:font-name-complex="Helvetica" style:font-size-complex="10pt"/>
    </style:style>
    <style:style style:name="P9" style:family="paragraph" style:parent-style-name="Standard">
      <style:text-properties fo:color="#000000" style:font-name="Helvetica" fo:font-size="10pt" style:font-size-asian="10pt" style:font-name-complex="Helvetica" style:font-size-complex="10pt"/>
    </style:style>
    <style:style style:name="P10" style:family="paragraph" style:parent-style-name="Standard">
      <style:text-properties style:font-name="Courier" fo:font-size="10pt" style:font-size-asian="10pt" style:font-name-complex="Courier"/>
    </style:style>
    <style:style style:name="P11" style:family="paragraph" style:parent-style-name="Standard">
      <style:text-properties fo:color="#c5000b" style:font-name="Helvetica" fo:font-size="10pt" style:font-size-asian="10pt" style:font-name-complex="Helvetica"/>
    </style:style>
    <style:style style:name="P12" style:family="paragraph" style:parent-style-name="Standard">
      <style:text-properties fo:color="#c5000b" style:font-name="Helvetica" fo:font-size="10pt" officeooo:rsid="0019de11" officeooo:paragraph-rsid="0019de11" style:font-size-asian="10pt" style:font-name-complex="Helvetica"/>
    </style:style>
    <style:style style:name="P13" style:family="paragraph" style:parent-style-name="Standard">
      <style:paragraph-properties fo:break-before="page"/>
    </style:style>
    <style:style style:name="P14" style:family="paragraph" style:parent-style-name="Standard" style:master-page-name="Standard">
      <style:paragraph-properties style:page-number="auto"/>
      <style:text-properties fo:font-size="16pt" fo:font-weight="bold" style:font-size-asian="16pt" style:font-weight-asian="bold"/>
    </style:style>
    <style:style style:name="P15" style:family="paragraph" style:parent-style-name="Footer">
      <style:paragraph-properties fo:margin-left="0in" fo:margin-right="0.25in" fo:text-align="center" style:justify-single-word="false" fo:text-indent="0in" style:auto-text-indent="false"/>
    </style:style>
    <style:style style:name="P16" style:family="paragraph">
      <style:paragraph-properties fo:text-align="center" style:writing-mode="lr-tb"/>
    </style:style>
    <style:style style:name="T1" style:family="text">
      <style:text-properties fo:font-weight="bold" style:font-weight-asian="bold"/>
    </style:style>
    <style:style style:name="T2" style:family="text">
      <style:text-properties fo:color="#000000" style:font-size-complex="10pt"/>
    </style:style>
    <style:style style:name="T3" style:family="text">
      <style:text-properties fo:color="#000000" style:font-name="Helvetica" style:font-name-complex="Helvetica" style:font-size-complex="10pt"/>
    </style:style>
    <style:style style:name="T4" style:family="text">
      <style:text-properties fo:color="#000000" style:font-name="Helvetica" style:font-name-asian="Helvetica" style:font-name-complex="Helvetica" style:font-size-complex="10pt"/>
    </style:style>
    <style:style style:name="T5" style:family="text">
      <style:text-properties style:font-name-asian="Helvetica"/>
    </style:style>
    <style:style style:name="T6" style:family="text">
      <style:text-properties style:font-name="Helvetica" fo:font-size="10pt" style:font-size-asian="10pt" style:font-name-complex="Helvetica"/>
    </style:style>
    <style:style style:name="T7" style:family="text">
      <style:text-properties style:font-name="Helvetica" fo:font-size="10pt" style:font-name-asian="Helvetica" style:font-size-asian="10pt" style:font-name-complex="Helvetica"/>
    </style:style>
    <style:style style:name="T8" style:family="text">
      <style:text-properties officeooo:rsid="0019de11"/>
    </style:style>
    <style:style style:name="T9" style:family="text">
      <style:text-properties officeooo:rsid="0019fb7d"/>
    </style:style>
    <style:style style:name="T10" style:family="text"/>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0.74pt solid #000000">
        <style:background-image/>
      </style:graphic-properties>
    </style:style>
    <style:style style:name="fr2"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0%" fo:padding-left="0.1in" fo:padding-right="0.1in" fo:padding-top="0.05in" fo:padding-bottom="0.05in" fo:border="0.74pt solid #000000">
        <style:background-image/>
      </style:graphic-properties>
    </style:style>
    <style:style style:name="fr3"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gr1" style:family="graphic">
      <style:graphic-properties draw:stroke="solid" svg:stroke-width="0.0102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Worksheet 24: LinkedList Iterator</text:p>
      <text:p text:style-name="Standard"/>
      <text:p text:style-name="Standard"><text:span text:style-name="T1">In preparation</text:span>: Read Chapter 8 to learn more about the concept of Iterators. If you have not done it already, you should complete Worksheets 17 and <text:s/>23 to learn more about the basic features of the linked list, as well as the dynamic array iterator.</text:p>
      <text:p text:style-name="Standard"/>
      <text:p text:style-name="Standard">In this worksheet you will extend the design of the LinkedList abstraction you created in Worksheet 19, creating for it an iterator that uses the same interface as the dynamic array iterator you developed in Worksheet 23. Recall that for the LinkedList <text:span text:style-name="T2">that double links are being used, and that there is both a starting and ending sentinel.</text:span></text:p>
      <text:p text:style-name="P1"/>
      <text:p text:style-name="P2"><draw:frame draw:style-name="fr1" draw:name="Frame1" text:anchor-type="char" svg:x="-0.0791in" svg:y="0.028in" svg:width="1.0209in" svg:height="0.5209in" draw:z-index="3"><draw:text-box><text:p text:style-name="P5">backSentinel</text:p><text:p text:style-name="P5">frontSentinel</text:p></draw:text-box></draw:frame><draw:line text:anchor-type="char" draw:z-index="16" draw:style-name="gr1" draw:text-style-name="P16" svg:x1="4.6811in" svg:y1="0.1634in" svg:x2="4.6811in" svg:y2="0.4134in"><text:p/></draw:line><draw:line text:anchor-type="char" draw:z-index="8" draw:style-name="gr1" draw:text-style-name="P16" svg:x1="0.8063in" svg:y1="0.1634in" svg:x2="4.6815in" svg:y2="0.1634in"><text:p/></draw:line></text:p>
      <text:p text:style-name="P2"><draw:line text:anchor-type="char" draw:z-index="9" draw:style-name="gr1" draw:text-style-name="P16" svg:x1="0.8063in" svg:y1="0.1063in" svg:x2="1.4315in" svg:y2="0.3563in"><text:p/></draw:line></text:p>
      <text:p text:style-name="P2"><draw:frame draw:style-name="fr1" draw:name="Frame2" text:anchor-type="char" svg:x="1.4209in" svg:y="0.0028in" svg:width="0.7709in" svg:height="0.3957in" draw:z-index="4"><draw:text-box><text:p text:style-name="P5">sentinel</text:p></draw:text-box></draw:frame><draw:line text:anchor-type="char" draw:z-index="14" draw:style-name="gr1" draw:text-style-name="P16" svg:x1="4.0563in" svg:y1="0.1382in" svg:x2="4.4315in" svg:y2="0.1382in"><text:p/></draw:line><draw:line text:anchor-type="char" draw:z-index="12" draw:style-name="gr1" draw:text-style-name="P16" svg:x1="3.0563in" svg:y1="0.1382in" svg:x2="3.4315in" svg:y2="0.1382in"><text:p/></draw:line><draw:line text:anchor-type="char" draw:z-index="10" draw:style-name="gr1" draw:text-style-name="P16" svg:x1="2.1811in" svg:y1="0.1382in" svg:x2="2.4311in" svg:y2="0.1382in"><text:p/></draw:line><draw:frame draw:style-name="fr1" draw:name="Frame3" text:anchor-type="char" svg:x="4.4209in" svg:y="0.0028in" svg:width="0.6457in" svg:height="0.3957in" draw:z-index="7"><draw:text-box><text:p text:style-name="P6">Sentinel</text:p></draw:text-box></draw:frame><draw:frame draw:style-name="fr1" draw:name="Frame4" text:anchor-type="char" svg:x="3.4209in" svg:y="0.0028in" svg:width="0.6457in" svg:height="0.3957in" draw:z-index="6"><draw:text-box><text:p text:style-name="Standard">4</text:p></draw:text-box></draw:frame><draw:frame draw:style-name="fr1" draw:name="Frame5" text:anchor-type="char" svg:x="2.4209in" svg:y="0.0028in" svg:width="0.6457in" svg:height="0.3957in" draw:z-index="5"><draw:text-box><text:p text:style-name="Standard">7</text:p></draw:text-box></draw:frame></text:p>
      <text:p text:style-name="P2"><draw:line text:anchor-type="char" draw:z-index="15" draw:style-name="gr1" draw:text-style-name="P16" svg:x1="4.4315in" svg:y1="0.0634in" svg:x2="4.0563in" svg:y2="0.0634in"><text:p/></draw:line><draw:line text:anchor-type="char" draw:z-index="13" draw:style-name="gr1" draw:text-style-name="P16" svg:x1="3.4315in" svg:y1="0.0634in" svg:x2="3.0563in" svg:y2="0.0634in"><text:p/></draw:line><draw:line text:anchor-type="char" draw:z-index="11" draw:style-name="gr1" draw:text-style-name="P16" svg:x1="2.4311in" svg:y1="0.0634in" svg:x2="2.1811in" svg:y2="0.0634in"><text:p/></draw:line></text:p>
      <text:p text:style-name="P1"/>
      <text:p text:style-name="P7"/>
      <text:p text:style-name="P7"><draw:frame draw:style-name="fr2" draw:name="Frame6" text:anchor-type="char" svg:x="3.9264in" svg:y="0.0673in" svg:width="2.0661in" svg:height="0.9571in" draw:z-index="2"><draw:text-box><text:p text:style-name="P8">/* conceptual interface */</text:p><text:p text:style-name="P8"><text:span text:style-name="T5"><text:s/></text:span>Boolean <text:s/>hasNext ( );</text:p><text:p text:style-name="Standard"><text:span text:style-name="T4"><text:s/></text:span><text:span text:style-name="T3">TYPE next ( );</text:span></text:p><text:p text:style-name="P8"><text:span text:style-name="T5"><text:s/></text:span>void remove ( );</text:p><text:p text:style-name="Standard"/></draw:text-box></draw:frame>An iterator, you will remember, is defined by four functions. The first initializes the iterator, associating it with the container it will iterate over. The function hasNext returns true if there are more elements, false otherwise. The function next returns the current element. The function remove can be used to remove the element last returned by next.</text:p>
      <text:p text:style-name="P7"/>
      <text:p text:style-name="P7">The dynamic array iterator maintained an integer index into the container. The linked list iterator will do something similar. It will maintain a pointer to one of the links in the container. The functions hasNext and Next must move this pointer forward, so as to eventually reference every method. </text:p>
      <text:p text:style-name="P7"/>
      <text:p text:style-name="Standard"><text:span text:style-name="T2">Be careful with the remove method. You want to make sure that when the next iteration of the loop is performed the next element in sequence will be produced. However, the actual removal can be made easier using the function you wrote in Worksheet 19.</text:span></text:p>
      <text:p text:style-name="P7"/>
      <text:p text:style-name="P9">void _removeLink (struct linkedList * lst, struct dlink * lnk);</text:p>
      <text:p text:style-name="P7"/>
      <text:p text:style-name="P7">You may find it useful to draw a picture of the linked list, adding both the front and the back sentinels, to help you better understand how the fields in the linked list iterator should change as each element is returned.</text:p>
      <text:p text:style-name="P7"/>
      <text:p text:style-name="P13"><text:span text:style-name="T6">struct linkedListIterator {</text:span></text:p>
      <text:p text:style-name="P3"><text:span text:style-name="T5"><text:s text:c="3"/></text:span>struct linkedList * lst;</text:p>
      <text:p text:style-name="P3"><text:span text:style-name="T5"><text:s text:c="3"/></text:span>struct dlink * currentLink;</text:p>
      <text:p text:style-name="P3">}</text:p>
      <text:p text:style-name="P3"/>
      <text:p text:style-name="P3">void linkedListIteratorInit (struct linkedList *lst, struct linkedListIterator * itr) {</text:p>
      <text:p text:style-name="P3"><text:span text:style-name="T5"><text:s text:c="3"/></text:span>itr-&gt;lst = lst;</text:p>
      <text:p text:style-name="Standard"><text:span text:style-name="T7"><text:s text:c="3"/></text:span><text:span text:style-name="T6">itr-&gt;currentLink = lst-&gt;frontSentinel-&gt;next;</text:span></text:p>
      <text:p text:style-name="P3">}</text:p>
      <text:p text:style-name="P3"/>
      <text:p text:style-name="P9">void _removeLink (struct linkedList * lst, struct dlink * lnk);</text:p>
      <text:p text:style-name="P3"/>
      <text:p text:style-name="P3">int linkedListIteratorHasNext (struct linkedListIterator *itr) {</text:p>
      <text:p text:style-name="P11"/>
      <text:p text:style-name="P11"><text:tab/><text:span text:style-name="T8">if(itr-&gt;currentLink != itr-&gt;lst-&gt;backSentinel){</text:span></text:p>
      <text:p text:style-name="P11"><text:tab/><text:tab/><text:span text:style-name="T8">itr-&gt;currentLink = itr-&gt;currentLink-&gt;next;</text:span></text:p>
      <text:p text:style-name="P11"><text:tab/><text:tab/><text:span text:style-name="T8">return 1;</text:span></text:p>
      <text:p text:style-name="P11"><text:tab/><text:span text:style-name="T8">}</text:span></text:p>
      <text:p text:style-name="P11"/>
      <text:p text:style-name="P11"><text:tab/><text:span text:style-name="T8">return 0;</text:span></text:p>
      <text:p text:style-name="P3"/>
      <text:p text:style-name="P3">}</text:p>
      <text:p text:style-name="P3"/>
      <text:p text:style-name="Standard"><text:span text:style-name="T6">TYPE linkedListIteratorNext (struct linkedListIterator *itr) {</text:span></text:p>
      <text:p text:style-name="P3"/>
      <text:p text:style-name="P3"/>
      <text:p text:style-name="P12">return itr-&gt;currentLink-&gt;value;</text:p>
      <text:p text:style-name="P3"/>
      <text:p text:style-name="P3">}</text:p>
      <text:p text:style-name="P3"/>
      <text:p text:style-name="P3">/* think about the next one carefully. Draw a picture. what should itr-&gt;currentLink be pointing to after the remove operation ? */</text:p>
      <text:p text:style-name="P3"/>
      <text:p text:style-name="P3">void linkedListIteratorRemove (struct linkedListIterator *itr) {</text:p>
      <text:p text:style-name="P4"><text:s text:c="3"/></text:p>
      <text:p text:style-name="P11"><text:tab/><text:span text:style-name="T8">struct DLink *temp = itr-&gt;currentLink;</text:span></text:p>
      <text:p text:style-name="P11"><text:tab/><text:span text:style-name="T8">itr-&gt;currentLink = itr-&gt;currentLink-&gt;previous;</text:span></text:p>
      <text:p text:style-name="P11"><text:tab/>_<text:span text:style-name="T9">removeLink(itr-&gt;lst, temp);</text:span></text:p>
      <text:p text:style-name="P3"/>
      <text:p text:style-name="P10">}</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svg:font-family="Courier"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align="center" style:justify-single-word="false"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Header">Worksheet 24: Linked List Iterator <text:s/>Name:</text:p>
      </style:header>
      <style:footer>
        <text:p text:style-name="MP1"><draw:frame draw:style-name="Mfr1" draw:name="Frame7" text:anchor-type="paragraph" svg:y="0.0008in" draw:z-index="1"><draw:text-box fo:min-height="0.0228in" fo:min-width="0in"><text:p text:style-name="Footer"><text:span text:style-name="Page_20_Number"><text:page-number text:select-page="current">2</text:page-number></text:span></text:p></draw:text-box></draw:frame>An Active Learning Approach to Data Structures using C</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orksheet 11: LinkedListIterator</dc:title>
    <meta:initial-creator>OSU EECS</meta:initial-creator>
    <meta:creation-date>2012-10-16T10:22:00</meta:creation-date>
    <dc:date>2014-01-28T13:02:39.743000000</dc:date>
    <meta:print-date>2012-10-16T09:15:00</meta:print-date>
    <meta:editing-cycles>2</meta:editing-cycles>
    <meta:editing-duration>PT1M</meta:editing-duration>
    <meta:document-statistic meta:table-count="0" meta:image-count="0" meta:object-count="0" meta:page-count="2" meta:paragraph-count="47" meta:word-count="452" meta:character-count="2920" meta:non-whitespace-character-count="2482"/>
    <meta:generator>LibreOffice/4.1.4.2$Windows_x86 LibreOffice_project/0a0440ccc0227ad9829de5f46be37cfb6edcf72</meta:generator>
    <meta:user-defined meta:name="Mendeley Citation Style_1">American Psychological Association</meta:user-defined>
  </office:meta>
</office:document-meta>
</file>